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SUM([.G3];[.G33];[.G63])" office:value-type="float" office:value="100100" calcext:value-type="float">
            <text:p>100100</text:p>
          </table:table-cell>
          <table:table-cell table:formula="of:=SUM([.L6];[.L7];[.L9])" office:value-type="float" office:value="105100" calcext:value-type="float">
            <text:p>105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15" table:formula="of:=SUM([.L7:.L10])" office:value-type="float" office:value="173000" calcext:value-type="float">
            <text:p>173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table:formula="of:=[.L11]-[.J30]" office:value-type="float" office:value="-5500" calcext:value-type="float">
            <text:p>-55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78500" calcext:value-type="float">
            <text:p>17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table:number-columns-repeated="2"/>
          <table:table-cell table:style-name="ce15" table:formula="of:=SUM([.B63:.F63])" office:value-type="float" office:value="25800" calcext:value-type="float">
            <text:p>258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18.00207039337" calcext:value-type="float">
            <text:p>1218.0020703934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table:number-columns-repeated="3"/>
          <table:table-cell table:formula="of:=SUM([.C86:.F86])" office:value-type="float" office:value="753.002070393375" calcext:value-type="float">
            <text:p>753.0020703934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753.002070393375" calcext:value-type="float">
            <text:p>753.0020703934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753.002070393375" calcext:value-type="float">
            <text:p>753.0020703934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1218.00207039337" calcext:value-type="float">
            <text:p>1218.0020703934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3" office:value-type="float" office:value="343.478260869565" calcext:value-type="float">
            <text:p>343.4782608696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18.00207039337" calcext:value-type="float">
            <text:p>1218.0020703934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1218.00207039337" calcext:value-type="float">
            <text:p>1218.0020703934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8])" office:value-type="float" office:value="24183.0434782609" calcext:value-type="float">
            <text:p>24183.0434782609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1:22:43.50838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4T11:29:49.380537499</dc:date>
    <meta:editing-duration>P11DT14H37M49S</meta:editing-duration>
    <meta:editing-cycles>3486</meta:editing-cycles>
    <meta:generator>LibreOffice/4.2.8.2$Linux_X86_64 LibreOffice_project/420m0$Build-2</meta:generator>
    <meta:document-statistic meta:table-count="21" meta:cell-count="9834" meta:object-count="0"/>
  </office:meta>
</office:document-meta>
</file>